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31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31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fo:border="0.31pt solid #000000"/>
    </style:style>
    <style:style style:name="ce4" style:family="table-cell" style:parent-style-name="Default">
      <style:table-cell-properties fo:border="0.31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You say:</text:p>
          </table:table-cell>
          <table:table-cell table:style-name="ce1" office:value-type="string">
            <text:p>Instespeak Says:</text:p>
          </table:table-cell>
          <table:table-cell table:style-name="ce1" office:value-type="string">
            <text:p>Instepeak Does: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Computer?</text:p>
          </table:table-cell>
          <table:table-cell table:style-name="ce2" office:value-type="string">
            <text:p>Hello there, what can I do for you?</text:p>
          </table:table-cell>
          <table:table-cell table:style-name="ce2" office:value-type="string">
            <text:p>NA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>
            <text:p>Hello</text:p>
          </table:table-cell>
          <table:table-cell office:value-type="string">
            <text:p>Hello there, how is life</text:p>
          </table:table-cell>
          <table:table-cell office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Your Welcome</text:p>
          </table:table-cell>
          <table:table-cell office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>
            <text:p>temperature?</text:p>
          </table:table-cell>
          <table:table-cell office:value-type="string">
            <text:p>The current temp is...</text:p>
          </table:table-cell>
          <table:table-cell office:value-type="string">
            <text:p>Gets temperature and windchill</text:p>
          </table:table-cell>
          <table:table-cell table:number-columns-repeated="1021"/>
        </table:table-row>
        <table:table-row table:style-name="ro1">
          <table:table-cell office:value-type="string">
            <text:p>weather?</text:p>
          </table:table-cell>
          <table:table-cell office:value-type="string">
            <text:p>The skys are...</text:p>
          </table:table-cell>
          <table:table-cell office:value-type="string">
            <text:p>Gets more weather info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o </meta:initial-creator>
    <meta:creation-date>2014-01-27T21:33:08</meta:creation-date>
    <meta:generator>LibreOffice/3.5$Linux_X86_64 LibreOffice_project/350m1$Build-2</meta:generator>
    <dc:date>2014-01-27T21:38:21</dc:date>
    <dc:creator>foo </dc:creator>
    <meta:editing-duration>PT45S</meta:editing-duration>
    <meta:editing-cycles>2</meta:editing-cycles>
    <meta:document-statistic meta:table-count="3" meta:cell-count="18" meta:object-count="0"/>
  </office:meta>
</office:document-meta>
</file>